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bf00"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86cm" fo:min-width="1.72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a933" draw:textarea-horizontal-align="justify" draw:textarea-vertical-align="middle" draw:auto-grow-height="false" fo:min-height="0.648cm" fo:min-width="1.9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46.74cm" svg:y="4.81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46.74cm" svg:y="9.8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27cm" svg:x="47.04cm" svg:y="7.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49.28cm" svg:y1="9.89cm" svg:x2="49.263cm" svg:y2="8.62cm" draw:start-shape="id1" draw:start-glue-point="0" draw:end-shape="id2" draw:end-glue-point="6" svg:d="M49280 9890l-17-1270" svg:viewBox="0 0 18 1271">
          <text:p/>
        </draw:connector>
        <draw:connector draw:style-name="gr5" draw:text-style-name="P4" draw:layer="layout" draw:type="line" svg:x1="49.263cm" svg:y1="7.35cm" svg:x2="49.28cm" svg:y2="6.08cm" draw:start-shape="id2" draw:start-glue-point="4" draw:end-shape="id3" draw:end-glue-point="2" svg:d="M49263 7350l17-1270" svg:viewBox="0 0 18 1271">
          <text:p/>
        </draw:connector>
        <draw:custom-shape draw:style-name="gr2" draw:text-style-name="P2" xml:id="id5" draw:id="id5" draw:layer="layout" svg:width="5.08cm" svg:height="1.27cm" svg:x="40.39cm" svg:y="14.97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445cm" svg:height="1.27cm" svg:x="44.517cm" svg:y="12.43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49.28cm" svg:y1="11.16cm" svg:x2="46.74cm" svg:y2="12.43cm" draw:start-shape="id1" draw:start-glue-point="2" draw:end-shape="id4" draw:end-glue-point="4" svg:d="M49280 11160l-2540 1270" svg:viewBox="0 0 2541 1271">
          <text:p/>
        </draw:connector>
        <draw:custom-shape draw:style-name="gr2" draw:text-style-name="P2" xml:id="id7" draw:id="id7" draw:layer="layout" svg:width="5.08cm" svg:height="1.27cm" svg:x="46.74cm" svg:y="20.05cm">
          <text:p text:style-name="P1">Purse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445cm" svg:height="1.27cm" svg:x="44.517cm" svg:y="17.5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42.93cm" svg:y1="16.24cm" svg:x2="46.74cm" svg:y2="17.51cm" draw:start-shape="id5" draw:start-glue-point="2" draw:end-shape="id6" draw:end-glue-point="4" svg:d="M42930 16240l3810 1270" svg:viewBox="0 0 3811 1271">
          <text:p/>
        </draw:connector>
        <draw:connector draw:style-name="gr8" draw:text-style-name="P4" draw:layer="layout" draw:type="line" svg:x1="49.28cm" svg:y1="20.05cm" svg:x2="46.74cm" svg:y2="18.78cm" draw:start-shape="id7" draw:start-glue-point="0" draw:end-shape="id6" draw:end-glue-point="6" svg:d="M49280 20050l-2540-1270" svg:viewBox="0 0 2541 1271">
          <text:p/>
        </draw:connector>
        <draw:custom-shape draw:style-name="gr2" draw:text-style-name="P2" xml:id="id8" draw:id="id8" draw:layer="layout" svg:width="5.08cm" svg:height="1.27cm" svg:x="61.96cm" svg:y="14.97cm">
          <text:p text:style-name="P1">Currency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4.445cm" svg:height="1.27cm" svg:x="54.677cm" svg:y="14.9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1.96cm" svg:y1="15.605cm" svg:x2="59.122cm" svg:y2="15.605cm" draw:start-shape="id8" draw:start-glue-point="3" draw:end-shape="id9" draw:end-glue-point="7" svg:d="M61960 15605h-2838" svg:viewBox="0 0 2839 1">
          <text:p/>
        </draw:connector>
        <draw:connector draw:style-name="gr5" draw:text-style-name="P4" draw:layer="layout" draw:type="line" svg:x1="56.9cm" svg:y1="16.24cm" svg:x2="51.82cm" svg:y2="20.685cm" draw:start-shape="id9" draw:start-glue-point="6" draw:end-shape="id7" draw:end-glue-point="1" svg:d="M56900 16240l-5080 4445" svg:viewBox="0 0 5081 4446">
          <text:p/>
        </draw:connector>
        <draw:connector draw:style-name="gr5" draw:text-style-name="P4" draw:layer="layout" draw:type="line" svg:x1="56.9cm" svg:y1="14.97cm" svg:x2="51.82cm" svg:y2="10.525cm" draw:start-shape="id9" draw:start-glue-point="4" draw:end-shape="id1" draw:end-glue-point="1" svg:d="M56900 14970l-5080-4445" svg:viewBox="0 0 5081 4446">
          <text:p/>
        </draw:connector>
        <draw:custom-shape draw:style-name="gr10" draw:text-style-name="P6" xml:id="id10" draw:id="id10" draw:layer="layout" svg:width="3.492cm" svg:height="1.27cm" svg:x="54.36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4.36cm" svg:y1="5.445cm" svg:x2="51.82cm" svg:y2="5.445cm" draw:start-shape="id10" draw:start-glue-point="6" draw:end-shape="id3" draw:end-glue-point="1" svg:d="M54360 5445h-2540" svg:viewBox="0 0 2541 1">
          <text:p/>
        </draw:connector>
        <draw:custom-shape draw:style-name="gr10" draw:text-style-name="P6" xml:id="id11" draw:id="id11" draw:layer="layout" svg:width="3.492cm" svg:height="1.27cm" svg:x="48.01cm" svg:y="14.97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8.01cm" svg:y1="15.605cm" svg:x2="45.47cm" svg:y2="15.605cm" draw:start-shape="id11" draw:start-glue-point="6" draw:end-shape="id5" draw:end-glue-point="1" svg:d="M48010 15605h-2540" svg:viewBox="0 0 2541 1">
          <text:p/>
        </draw:connector>
        <draw:custom-shape draw:style-name="gr10" draw:text-style-name="P6" xml:id="id12" draw:id="id12" draw:layer="layout" svg:width="3.492cm" svg:height="1.27cm" svg:x="62.732cm" svg:y="12.4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478cm" svg:y1="13.7cm" svg:x2="64.5cm" svg:y2="14.97cm" draw:start-shape="id12" draw:start-glue-point="8" draw:end-shape="id8" draw:end-glue-point="0" svg:d="M64478 13700l22 1270" svg:viewBox="0 0 23 1271">
          <text:p/>
        </draw:connector>
        <draw:custom-shape draw:style-name="gr10" draw:text-style-name="P8" xml:id="id13" draw:id="id13" draw:layer="layout" svg:width="3.492cm" svg:height="1.27cm" svg:x="59.42cm" svg:y="17.51cm">
          <text:p text:style-name="P7"><text:span text:style-name="T2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1.166cm" svg:y1="17.51cm" svg:x2="64.5cm" svg:y2="16.24cm" draw:start-shape="id13" draw:start-glue-point="4" draw:end-shape="id8" draw:end-glue-point="2" svg:d="M61166 17510l3334-1270" svg:viewBox="0 0 3335 1271">
          <text:p/>
        </draw:connector>
        <draw:custom-shape draw:style-name="gr1" draw:text-style-name="P2" xml:id="id20" draw:id="id20" draw:layer="layout" svg:width="5.08cm" svg:height="1.27cm" svg:x="20.05cm" svg:y="4.8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08cm" svg:height="1.27cm" svg:x="20.05cm" svg:y="9.86cm">
          <text:p text:style-name="P1">Shop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08cm" svg:height="1.27cm" svg:x="20.05cm" svg:y="14.97cm">
          <text:p text:style-name="P1">ShopItem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08cm" svg:height="1.27cm" svg:x="20.05cm" svg:y="20.05cm">
          <text:p text:style-name="P1">ShopOr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4.445cm" svg:height="1.27cm" svg:x="20.367cm" svg:y="7.28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7" draw:id="id17" draw:layer="layout" svg:width="4.445cm" svg:height="1.27cm" svg:x="20.367cm" svg:y="12.38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" draw:id="id15" draw:layer="layout" svg:width="4.445cm" svg:height="1.27cm" svg:x="20.367cm" svg:y="17.48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9cm" svg:y1="20.05cm" svg:x2="22.59cm" svg:y2="18.757cm" draw:start-shape="id14" draw:start-glue-point="0" draw:end-shape="id15" draw:end-glue-point="6" svg:d="M22590 20050v-1293" svg:viewBox="0 0 1 1294">
          <text:p/>
        </draw:connector>
        <draw:connector draw:style-name="gr5" draw:text-style-name="P4" draw:layer="layout" draw:type="line" svg:x1="22.59cm" svg:y1="17.487cm" svg:x2="22.59cm" svg:y2="16.24cm" draw:start-shape="id15" draw:start-glue-point="4" draw:end-shape="id16" draw:end-glue-point="2" svg:d="M22590 17487v-1247" svg:viewBox="0 0 1 1248">
          <text:p/>
        </draw:connector>
        <draw:connector draw:style-name="gr11" draw:text-style-name="P4" draw:layer="layout" draw:type="line" svg:x1="22.59cm" svg:y1="14.97cm" svg:x2="22.59cm" svg:y2="13.656cm" draw:start-shape="id16" draw:start-glue-point="0" draw:end-shape="id17" draw:end-glue-point="6" svg:d="M22590 14970v-1314" svg:viewBox="0 0 1 1315">
          <text:p/>
        </draw:connector>
        <draw:connector draw:style-name="gr11" draw:text-style-name="P4" draw:layer="layout" draw:type="line" svg:x1="22.59cm" svg:y1="9.86cm" svg:x2="22.59cm" svg:y2="8.555cm" draw:start-shape="id18" draw:start-glue-point="0" draw:end-shape="id19" draw:end-glue-point="6" svg:d="M22590 9860v-1305" svg:viewBox="0 0 1 1306">
          <text:p/>
        </draw:connector>
        <draw:connector draw:style-name="gr5" draw:text-style-name="P4" draw:layer="layout" draw:type="line" svg:x1="22.59cm" svg:y1="12.386cm" svg:x2="22.59cm" svg:y2="11.13cm" draw:start-shape="id17" draw:start-glue-point="4" draw:end-shape="id18" draw:end-glue-point="2" svg:d="M22590 12386v-1256" svg:viewBox="0 0 1 1257">
          <text:p/>
        </draw:connector>
        <draw:connector draw:style-name="gr5" draw:text-style-name="P4" draw:layer="layout" draw:type="line" svg:x1="22.59cm" svg:y1="7.285cm" svg:x2="22.59cm" svg:y2="6.08cm" draw:start-shape="id19" draw:start-glue-point="4" draw:end-shape="id20" draw:end-glue-point="2" svg:d="M22590 7285v-1205" svg:viewBox="0 0 1 1206">
          <text:p/>
        </draw:connector>
        <draw:custom-shape draw:style-name="gr3" draw:text-style-name="P3" xml:id="id21" draw:id="id21" draw:layer="layout" svg:width="4.445cm" svg:height="1.27cm" svg:x="31.162cm" svg:y="14.97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25.13cm" svg:y1="20.685cm" svg:x2="31.162cm" svg:y2="15.605cm" draw:start-shape="id14" draw:start-glue-point="1" draw:end-shape="id21" draw:end-glue-point="5" svg:d="M25130 20685l6032-5080" svg:viewBox="0 0 6033 5081">
          <text:p/>
        </draw:connector>
        <draw:connector draw:style-name="gr5" draw:text-style-name="P4" draw:layer="layout" draw:type="line" svg:x1="35.607cm" svg:y1="15.605cm" svg:x2="40.39cm" svg:y2="15.605cm" draw:start-shape="id21" draw:start-glue-point="7" draw:end-shape="id5" draw:end-glue-point="3" svg:d="M35607 15605h4783" svg:viewBox="0 0 4784 1">
          <text:p/>
        </draw:connector>
        <draw:custom-shape draw:style-name="gr10" draw:text-style-name="P6" xml:id="id22" draw:id="id22" draw:layer="layout" svg:width="3.492cm" svg:height="1.27cm" svg:x="27.67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5.445cm" svg:x2="27.67cm" svg:y2="5.445cm" draw:start-shape="id20" draw:start-glue-point="1" draw:end-shape="id22" draw:end-glue-point="6" svg:d="M25130 5445h2540" svg:viewBox="0 0 2541 1">
          <text:p/>
        </draw:connector>
        <draw:custom-shape draw:style-name="gr10" draw:text-style-name="P8" xml:id="id23" draw:id="id23" draw:layer="layout" svg:width="3.492cm" svg:height="1.27cm" svg:x="27.67cm" svg:y="9.8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10.495cm" svg:x2="27.67cm" svg:y2="10.525cm" draw:start-shape="id18" draw:start-glue-point="1" draw:end-shape="id23" draw:end-glue-point="6" svg:d="M25130 10495l2540 30" svg:viewBox="0 0 2541 31">
          <text:p/>
        </draw:connector>
        <draw:custom-shape draw:style-name="gr10" draw:text-style-name="P8" xml:id="id24" draw:id="id24" draw:layer="layout" svg:width="3.492cm" svg:height="1.27cm" svg:x="13.7cm" svg:y="14.97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5.605cm" draw:start-shape="id16" draw:start-glue-point="3" draw:end-shape="id24" draw:end-glue-point="10" svg:d="M20050 15605h-2858" svg:viewBox="0 0 2859 1">
          <text:p/>
        </draw:connector>
        <draw:custom-shape draw:style-name="gr10" draw:text-style-name="P8" xml:id="id25" draw:id="id25" draw:layer="layout" svg:width="3.492cm" svg:height="1.27cm" svg:x="13.7cm" svg:y="20.05cm">
          <text:p text:style-name="P7"><text:span text:style-name="T2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26" draw:id="id26" draw:layer="layout" svg:width="3.492cm" svg:height="1.27cm" svg:x="24.177cm" svg:y="23.86cm">
          <text:p text:style-name="P7"><text:span text:style-name="T2">unit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20.685cm" svg:x2="17.192cm" svg:y2="20.685cm" draw:start-shape="id14" draw:start-glue-point="3" draw:end-shape="id25" draw:end-glue-point="10" svg:d="M20050 20685h-2858" svg:viewBox="0 0 2859 1">
          <text:p/>
        </draw:connector>
        <draw:connector draw:style-name="gr5" draw:text-style-name="P4" draw:layer="layout" draw:type="line" svg:x1="22.59cm" svg:y1="21.32cm" svg:x2="25.923cm" svg:y2="23.86cm" draw:start-shape="id14" draw:start-glue-point="2" draw:end-shape="id26" draw:end-glue-point="4" svg:d="M22590 21320l3333 2540" svg:viewBox="0 0 3334 2541">
          <text:p/>
        </draw:connector>
        <draw:custom-shape draw:style-name="gr10" draw:text-style-name="P8" xml:id="id27" draw:id="id27" draw:layer="layout" svg:width="3.492cm" svg:height="1.27cm" svg:x="17.827cm" svg:y="23.86cm">
          <text:p text:style-name="P7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19.573cm" svg:y2="23.86cm" draw:start-shape="id14" draw:start-glue-point="2" draw:end-shape="id27" draw:end-glue-point="4" svg:d="M22590 21320l-3017 2540" svg:viewBox="0 0 3018 2541">
          <text:p/>
        </draw:connector>
        <draw:custom-shape draw:style-name="gr1" draw:text-style-name="P2" xml:id="id28" draw:id="id28" draw:layer="layout" svg:width="5.08cm" svg:height="1.27cm" svg:x="35.29cm" svg:y="27.67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10" draw:text-style-name="P6" xml:id="id29" draw:id="id29" draw:layer="layout" svg:width="3.492cm" svg:height="1.27cm" svg:x="36.125cm" svg:y="25.1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7.83cm" svg:y1="27.67cm" svg:x2="37.871cm" svg:y2="26.4cm" draw:start-shape="id28" draw:start-glue-point="0" draw:end-shape="id29" draw:end-glue-point="8" svg:d="M37830 27670l41-1270" svg:viewBox="0 0 42 1271">
          <text:p/>
        </draw:connector>
        <draw:custom-shape draw:style-name="gr1" draw:text-style-name="P2" xml:id="id32" draw:id="id32" draw:layer="layout" svg:width="5.08cm" svg:height="1.27cm" svg:x="35.29cm" svg:y="32.75cm">
          <text:p text:style-name="P1">Vendor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5.08cm" svg:height="1.27cm" svg:x="35.29cm" svg:y="37.83cm">
          <text:p text:style-name="P1">VendorItem</text:p>
          <draw:enhanced-geometry svg:viewBox="0 0 21600 21600" draw:type="rectangle" draw:enhanced-path="M 0 0 L 21600 0 21600 21600 0 21600 0 0 Z N"/>
        </draw:custom-shape>
        <draw:custom-shape draw:style-name="gr3" draw:text-style-name="P3" xml:id="id33" draw:id="id33" draw:layer="layout" svg:width="4.445cm" svg:height="1.27cm" svg:x="35.607cm" svg:y="30.1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1" draw:id="id31" draw:layer="layout" svg:width="4.445cm" svg:height="1.27cm" svg:x="35.607cm" svg:y="35.23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37.83cm" svg:y1="37.83cm" svg:x2="37.83cm" svg:y2="36.506cm" draw:start-shape="id30" draw:start-glue-point="0" draw:end-shape="id31" draw:end-glue-point="6" svg:d="M37830 37830v-1324" svg:viewBox="0 0 1 1325">
          <text:p/>
        </draw:connector>
        <draw:connector draw:style-name="gr11" draw:text-style-name="P4" draw:layer="layout" draw:type="line" svg:x1="37.83cm" svg:y1="32.75cm" svg:x2="37.83cm" svg:y2="31.405cm" draw:start-shape="id32" draw:start-glue-point="0" draw:end-shape="id33" draw:end-glue-point="6" svg:d="M37830 32750v-1345" svg:viewBox="0 0 1 1346">
          <text:p/>
        </draw:connector>
        <draw:connector draw:style-name="gr5" draw:text-style-name="P4" draw:layer="layout" draw:type="line" svg:x1="37.83cm" svg:y1="35.236cm" svg:x2="37.83cm" svg:y2="34.02cm" draw:start-shape="id31" draw:start-glue-point="4" draw:end-shape="id32" draw:end-glue-point="2" svg:d="M37830 35236v-1216" svg:viewBox="0 0 1 1217">
          <text:p/>
        </draw:connector>
        <draw:connector draw:style-name="gr5" draw:text-style-name="P4" draw:layer="layout" draw:type="line" svg:x1="37.83cm" svg:y1="30.135cm" svg:x2="37.83cm" svg:y2="28.94cm" draw:start-shape="id33" draw:start-glue-point="4" draw:end-shape="id28" draw:end-glue-point="2" svg:d="M37830 30135v-1195" svg:viewBox="0 0 1 1196">
          <text:p/>
        </draw:connector>
        <draw:custom-shape draw:style-name="gr10" draw:text-style-name="P8" xml:id="id34" draw:id="id34" draw:layer="layout" svg:width="3.492cm" svg:height="1.27cm" svg:x="42.91cm" svg:y="32.75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5" draw:id="id35" draw:layer="layout" svg:width="3.492cm" svg:height="1.27cm" svg:x="42.91cm" svg:y="37.83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0.37cm" svg:y1="33.385cm" svg:x2="42.91cm" svg:y2="33.385cm" draw:start-shape="id32" draw:start-glue-point="1" draw:end-shape="id34" draw:end-glue-point="6" svg:d="M40370 33385h2540" svg:viewBox="0 0 2541 1">
          <text:p/>
        </draw:connector>
        <draw:connector draw:style-name="gr5" draw:text-style-name="P4" draw:layer="layout" draw:type="line" svg:x1="40.37cm" svg:y1="38.465cm" svg:x2="42.91cm" svg:y2="38.465cm" draw:start-shape="id30" draw:start-glue-point="1" draw:end-shape="id35" draw:end-glue-point="6" svg:d="M40370 38465h2540" svg:viewBox="0 0 2541 1">
          <text:p/>
        </draw:connector>
        <draw:custom-shape draw:style-name="gr10" draw:text-style-name="P8" xml:id="id37" draw:id="id37" draw:layer="layout" svg:width="3.492cm" svg:height="1.27cm" svg:x="32.75cm" svg:y="41.64cm">
          <text:p text:style-name="P7"><text:span text:style-name="T2">buy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8" draw:id="id38" draw:layer="layout" svg:width="3.492cm" svg:height="1.27cm" svg:x="39.1cm" svg:y="41.64cm">
          <text:p text:style-name="P7"><text:span text:style-name="T2">sell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6" draw:id="id36" draw:layer="layout" svg:width="3.492cm" svg:height="1.27cm" svg:x="29.258cm" svg:y="37.83cm">
          <text:p text:style-name="P7"><text:span text:style-name="T2">max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32.75cm" svg:y1="38.465cm" svg:x2="35.29cm" svg:y2="38.465cm" draw:start-shape="id36" draw:start-glue-point="10" draw:end-shape="id30" draw:end-glue-point="3" svg:d="M32750 38465h2540" svg:viewBox="0 0 2541 1">
          <text:p/>
        </draw:connector>
        <draw:connector draw:style-name="gr5" draw:text-style-name="P4" draw:layer="layout" draw:type="line" svg:x1="34.496cm" svg:y1="41.64cm" svg:x2="37.83cm" svg:y2="39.1cm" draw:start-shape="id37" draw:start-glue-point="4" draw:end-shape="id30" draw:end-glue-point="2" svg:d="M34496 41640l3334-2540" svg:viewBox="0 0 3335 2541">
          <text:p/>
        </draw:connector>
        <draw:connector draw:style-name="gr5" draw:text-style-name="P4" draw:layer="layout" draw:type="line" svg:x1="40.846cm" svg:y1="41.64cm" svg:x2="37.83cm" svg:y2="39.1cm" draw:start-shape="id38" draw:start-glue-point="4" draw:end-shape="id30" draw:end-glue-point="2" svg:d="M40846 41640l-3016-2540" svg:viewBox="0 0 3017 2541">
          <text:p/>
        </draw:connector>
        <draw:connector draw:style-name="gr5" draw:text-style-name="P4" draw:layer="layout" draw:type="line" svg:x1="46.74cm" svg:y1="13.7cm" svg:x2="42.93cm" svg:y2="14.97cm" draw:start-shape="id4" draw:start-glue-point="6" draw:end-shape="id5" draw:end-glue-point="0" svg:d="M46740 13700l-3810 1270" svg:viewBox="0 0 3811 1271">
          <text:p/>
        </draw:connector>
        <draw:custom-shape draw:style-name="gr10" draw:text-style-name="P8" xml:id="id39" draw:id="id39" draw:layer="layout" svg:width="3.492cm" svg:height="1.27cm" svg:x="66.723cm" svg:y="17.51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4" draw:layer="layout" draw:type="line" svg:x1="64.5cm" svg:y1="16.24cm" svg:x2="68.469cm" svg:y2="17.51cm" draw:start-shape="id8" draw:start-glue-point="2" draw:end-shape="id39" draw:end-glue-point="4" svg:d="M64500 16240l3969 1270" svg:viewBox="0 0 3970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0:08.981509953</meta:creation-date>
    <dc:date>2024-09-16T17:16:54.815204182</dc:date>
    <meta:editing-duration>PT38M9S</meta:editing-duration>
    <meta:editing-cycles>10</meta:editing-cycles>
    <meta:generator>LibreOffice/24.2.6.2$Linux_X86_64 LibreOffice_project/420$Build-2</meta:generator>
    <meta:document-statistic meta:object-count="77"/>
  </office:meta>
</office:document-meta>
</file>